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courier new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10e694" officeooo:paragraph-rsid="0010e694"/>
    </style:style>
    <style:style style:name="P2" style:family="paragraph" style:parent-style-name="Standard">
      <style:text-properties officeooo:rsid="0011cd96" officeooo:paragraph-rsid="0011cd9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an Thomas</text:p>
      <text:p text:style-name="P1">Entrance Slip</text:p>
      <text:p text:style-name="P1"/>
      <text:p text:style-name="P1">Join statements</text:p>
      <text:p text:style-name="P1"/>
      <text:p text:style-name="P1">Join statements are used to combine rows from two or more tables based on a related column</text:p>
      <text:p text:style-name="P1">between the tables. For example, if you were to have two tables with a related column ID,</text:p>
      <text:p text:style-name="P1">then you could join the two tables based on that related ID column. A join selects records</text:p>
      <text:p text:style-name="P1">from both tables. There are four types of joins, inner joins, outer joins, left joins, and</text:p>
      <text:p text:style-name="P1">right joins.</text:p>
      <text:p text:style-name="P1"/>
      <text:p text:style-name="P1">Left joins return all records from the 'left' table, and matched records from right table</text:p>
      <text:p text:style-name="P1">Right joins return all records from 'right' table, matched records from left</text:p>
      <text:p text:style-name="P1">Outer joins retrurn all records matched</text:p>
      <text:p text:style-name="P1">Inner joins return all records matched in both tables</text:p>
      <text:p text:style-name="P1"/>
      <text:p text:style-name="P2">Going back to the ID example, if we have two tables, A and B</text:p>
      <text:p text:style-name="P2"/>
      <text:p text:style-name="P2">A)</text:p>
      <text:p text:style-name="P2"/>
      <text:p text:style-name="P2">ID<text:tab/>name</text:p>
      <text:p text:style-name="P2">1<text:tab/>Ian</text:p>
      <text:p text:style-name="P2">2<text:tab/>Michael</text:p>
      <text:p text:style-name="P2">3<text:tab/>Chris</text:p>
      <text:p text:style-name="P2"/>
      <text:p text:style-name="P2"/>
      <text:p text:style-name="P2">B)</text:p>
      <text:p text:style-name="P2"/>
      <text:p text:style-name="P2">ID<text:tab/>age</text:p>
      <text:p text:style-name="P2">1<text:tab/>20</text:p>
      <text:p text:style-name="P2">2<text:tab/>18</text:p>
      <text:p text:style-name="P2">3<text:tab/>25</text:p>
      <text:p text:style-name="P2"/>
      <text:p text:style-name="P2"/>
      <text:p text:style-name="P2">Then we could perform an inner join to return matching results in both tables through the query)</text:p>
      <text:p text:style-name="P2"/>
      <text:p text:style-name="P2">SELECT A.ID, B.age</text:p>
      <text:p text:style-name="P2">FROM A</text:p>
      <text:p text:style-name="P2">INNER JOIN B ON A.ID=B.ID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courier new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7T14:32:59.587880154</meta:creation-date>
    <dc:date>2019-10-07T14:36:15.369354793</dc:date>
    <meta:editing-duration>PT3M17S</meta:editing-duration>
    <meta:editing-cycles>2</meta:editing-cycles>
    <meta:generator>LibreOffice/5.3.6.1$Linux_X86_64 LibreOffice_project/30$Build-1</meta:generator>
    <meta:document-statistic meta:table-count="0" meta:image-count="0" meta:object-count="0" meta:page-count="1" meta:paragraph-count="27" meta:word-count="176" meta:character-count="922" meta:non-whitespace-character-count="773"/>
  </office:meta>
</office:document-meta>
</file>